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66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149.56pt"/>
    </style:style>
    <style:style style:name="co4" style:family="table-column">
      <style:table-column-properties fo:break-before="auto" style:column-width="152.96pt"/>
    </style:style>
    <style:style style:name="co5" style:family="table-column">
      <style:table-column-properties fo:break-before="auto" style:column-width="143.89pt"/>
    </style:style>
    <style:style style:name="co6" style:family="table-column">
      <style:table-column-properties fo:break-before="auto" style:column-width="151.8pt"/>
    </style:style>
    <style:style style:name="co7" style:family="table-column">
      <style:table-column-properties fo:break-before="auto" style:column-width="100.2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17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cc00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  <style:text-properties fo:font-style="italic" style:font-style-asian="italic" style:font-style-complex="italic"/>
    </style:style>
  </office:automatic-styles>
  <office:body>
    <office:spreadsheet>
      <table:calculation-settings>
        <table:iteration table:steps="1"/>
      </table:calculation-settings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2">
          <table:table-cell table:style-name="ce1" office:value-type="string" calcext:value-type="string">
            <text:p>CONDITINAL DEFINES – SimSEE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ptsim</text:p>
          </table:table-cell>
          <table:table-cell table:style-name="ce3" office:value-type="string" calcext:value-type="string">
            <text:p>cmdopt</text:p>
          </table:table-cell>
          <table:table-cell table:style-name="ce3" office:value-type="string" calcext:value-type="string">
            <text:p>cmdsim</text:p>
          </table:table-cell>
          <table:table-cell table:style-name="ce3" office:value-type="string" calcext:value-type="string">
            <text:p>Editor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table:number-columns-repeated="2"/>
          <table:table-cell table:number-columns-repeated="4" table:style-name="ce3" office:value-type="string" calcext:value-type="string">
            <text:p>release y debug</text:p>
          </table:table-cell>
          <table:table-cell table:style-name="ce7" office:value-type="string" calcext:value-type="string">
            <text:p>Descripción de la opción</text:p>
          </table:table-cell>
          <table:table-cell/>
          <table:table-cell table:style-name="ce3"/>
        </table:table-row>
        <table:table-row table:style-name="ro1">
          <table:table-cell table:style-name="ce2" office:value-type="string" calcext:value-type="string">
            <text:p>Afectan el cálculo</text:p>
          </table:table-cell>
          <table:table-cell/>
          <table:table-cell table:style-name="ce3" table:number-columns-repeated="4"/>
          <table:table-cell table:style-name="ce7"/>
          <table:table-cell/>
          <table:table-cell table:style-name="ce3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-dCALC_DEMANDA_NETA</text:p>
          </table:table-cell>
          <table:table-cell table:style-name="ce2" office:value-type="string" calcext:value-type="string">
            <text:p>Netea la demanda antes de postizar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-dCOSTOSHIDROPOSITIVOS</text:p>
          </table:table-cell>
          <table:table-cell table:style-name="ce2" office:value-type="string" calcext:value-type="string">
            <text:p>Si el valor del agua de las hidro con embalse da negativo lo pone a cer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-dPDE_RIESGO</text:p>
          </table:table-cell>
          <table:table-cell table:style-name="ce2" office:value-type="string" calcext:value-type="string">
            <text:p>Posibilita el uso de VaR y CVaR 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table:style-name="ce2" office:value-type="string" calcext:value-type="string">
            <text:p>No afectan el cálculo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4" office:value-type="string" calcext:value-type="string">
            <text:p>-dMONITOR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MODOGRAFICO</text:p>
          </table:table-cell>
          <table:table-cell table:number-columns-repeated="2"/>
          <table:table-cell office:value-type="string" calcext:value-type="string">
            <text:p>-dMODOGRAFICO</text:p>
          </table:table-cell>
          <table:table-cell table:style-name="ce2" office:value-type="string" calcext:value-type="string">
            <text:p>Indica que la aplicación tiene interfase gráfica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dAPLICACION_CONSOLA</text:p>
          </table:table-cell>
          <table:table-cell/>
          <table:table-cell table:style-name="ce2" office:value-type="string" calcext:value-type="string">
            <text:p>Indica que la aplicación es de consola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dSUPRIMIR_DUMP_TEXT</text:p>
          </table:table-cell>
          <table:table-cell/>
          <table:table-cell table:style-name="ce2" office:value-type="string" calcext:value-type="string">
            <text:p>Inidica suprimir la salida de texto que se puede habilitar con DUMP_TEXT_SIMRES y DUMP_TEXT_OPT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-dDUMP_TEXT_SIMRES</text:p>
          </table:table-cell>
          <table:table-cell/>
          <table:table-cell table:style-name="ce2" office:value-type="string" calcext:value-type="string">
            <text:p>Indica que el simulador genere el dump para SimRes3. Tiene sentido si las salidas de texto fueron anuladas con SUPRIMIR_DUMP_TEXT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-dSIMRES3SOLOTEXTO</text:p>
          </table:table-cell>
          <table:table-cell/>
          <table:table-cell table:style-name="ce2" office:value-type="string" calcext:value-type="string">
            <text:p>Indica que el SimRes3 solo admitirá operaciones sin salida gráfic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2" office:value-type="string" calcext:value-type="string">
            <text:p>Para desarrollo – dejar desactivadas.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" office:value-type="string" calcext:value-type="string">
            <text:p>debug</text:p>
          </table:table-cell>
          <table:table-cell table:number-columns-repeated="2"/>
          <table:table-cell office:value-type="string" calcext:value-type="string">
            <text:p>-dCALIBRAR_PRONOSTICOS_TRAZOSX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xDBG_HIDRO_CON_EMBALSE</text:p>
          </table:table-cell>
          <table:table-cell table:number-columns-repeated="2"/>
          <table:table-cell office:value-type="string" calcext:value-type="string">
            <text:p>-dARBO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xDEBUG_MULTI_HILO</text:p>
          </table:table-cell>
          <table:table-cell table:number-columns-repeated="2"/>
          <table:table-cell office:value-type="string" calcext:value-type="string">
            <text:p>-dINFOTIPO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xMicho</text:p>
          </table:table-cell>
          <table:table-cell table:number-columns-repeated="2"/>
          <table:table-cell office:value-type="string" calcext:value-type="string">
            <text:p>-dPORDEFECTO_NUL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xopt_Dump_PubliVars</text:p>
          </table:table-cell>
          <table:table-cell table:number-columns-repeated="2"/>
          <table:table-cell office:value-type="string" calcext:value-type="string">
            <text:p>-dxUCAMPO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5"/>
          <table:table-cell table:style-name="ce3" office:value-type="string" calcext:value-type="string">
            <text:p>debug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-dVERBOSO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2">
          <table:table-cell table:style-name="ce1" office:value-type="string" calcext:value-type="string">
            <text:p>Las siguientes opciones fueron eliminadas rch20160423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3" office:value-type="string" calcext:value-type="string">
            <text:p>descripción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MIPSimplex</text:p>
          </table:table-cell>
          <table:table-cell/>
          <table:table-cell table:style-name="ce2" office:value-type="string" calcext:value-type="string">
            <text:p>se impuso que siempre se use el MIPSimple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dAYUDA_INDEPENDIENTE</text:p>
          </table:table-cell>
          <table:table-cell table:style-name="ce5" office:value-type="string" calcext:value-type="string">
            <text:p>-dAYUDA_INDEPENDIENTE</text:p>
          </table:table-cell>
          <table:table-cell office:value-type="string" calcext:value-type="string">
            <text:p>-dAYUDA_INDEPENDIENTE</text:p>
          </table:table-cell>
          <table:table-cell/>
          <table:table-cell table:style-name="ce8" office:value-type="string" calcext:value-type="string">
            <text:p>se impuso que siempre es externa la ayu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REDUCCIONCOTAQE</text:p>
          </table:table-cell>
          <table:table-cell/>
          <table:table-cell table:style-name="ce2" office:value-type="string" calcext:value-type="string">
            <text:p>se impuso que siempre se considere pérdida de salto efectivo por caudal erogado en las hidráulica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dPUBLIVARS</text:p>
          </table:table-cell>
          <table:table-cell table:style-name="ce5" office:value-type="string" calcext:value-type="string">
            <text:p>-dPUBLIVARS</text:p>
          </table:table-cell>
          <table:table-cell office:value-type="string" calcext:value-type="string">
            <text:p>-dPUBLIVARS</text:p>
          </table:table-cell>
          <table:table-cell/>
          <table:table-cell table:style-name="ce8" office:value-type="string" calcext:value-type="string">
            <text:p>se impuso que siempre se publican variables. Esto uido a SMART_VAR_DUMP no introduce ineficiencias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xDEV_CF_ESTRELLA</text:p>
          </table:table-cell>
          <table:table-cell/>
          <table:table-cell table:style-name="ce2" office:value-type="string" calcext:value-type="string">
            <text:p>se impuso que la derivada dCF/dx es siempre sobre la proyección del estado y no sobre el estado (estrellita) de inicio del paso durante la Opt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ITERAR</text:p>
          </table:table-cell>
          <table:table-cell/>
          <table:table-cell table:style-name="ce2" office:value-type="string" calcext:value-type="string">
            <text:p>se impuso que siempre está la opción de iterar. Si se pone máximo de iteraciones 0 no habrá iteraciones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RNODO_IGUALDAD</text:p>
          </table:table-cell>
          <table:table-cell/>
          <table:table-cell table:style-name="ce2" office:value-type="string" calcext:value-type="string">
            <text:p>se impuso que las restricciones de nodo son de igualdad.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EXPANSION_RUIDA</text:p>
          </table:table-cell>
          <table:table-cell/>
          <table:table-cell table:style-name="ce2" office:value-type="string" calcext:value-type="string">
            <text:p>se impuso que los CEGH si expanden el estado usan la ExpansiónRuid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-dSMART_VAR_DUMP</text:p>
          </table:table-cell>
          <table:table-cell/>
          <table:table-cell table:style-name="ce2" office:value-type="string" calcext:value-type="string">
            <text:p>se permite siempre habilitar el escribir solo las variables udadas en los SimRes3 de la Sal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-dxHOLGURA_FALLA</text:p>
          </table:table-cell>
          <table:table-cell table:style-name="ce6" office:value-type="string" calcext:value-type="string">
            <text:p>-dxHOLGURA_FALLA</text:p>
          </table:table-cell>
          <table:table-cell table:style-name="ce6"/>
          <table:table-cell table:style-name="ce2" office:value-type="string" calcext:value-type="string">
            <text:p>se eliminó esta opción. En sistemas Multi-Demanda con diferentes máquinas de falla podría habilitar a que una falla de una demanda alimentara otra demanda y por eso se quitó.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-dxCONTROLAR_PASO</text:p>
          </table:table-cell>
          <table:table-cell table:number-columns-repeated="2" office:value-type="string" calcext:value-type="string">
            <text:p>-dCONTROLAR_PASO</text:p>
          </table:table-cell>
          <table:table-cell/>
          <table:table-cell table:style-name="ce2" office:value-type="string" calcext:value-type="string">
            <text:p>esta opción era del resolverdor de problemas por NewtonRapson, se eliminó y se agregó aun parámetro a la función BuscarSolución que permite especificar si se quiere activar el control del paso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-dMULTIHILO</text:p>
          </table:table-cell>
          <table:table-cell table:number-columns-repeated="2"/>
          <table:table-cell office:value-type="string" calcext:value-type="string">
            <text:p>no se udaba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-dxITERADOR_FLUCAR</text:p>
          </table:table-cell>
          <table:table-cell table:number-columns-repeated="2" office:value-type="string" calcext:value-type="string">
            <text:p>-dITERADOR_FLUCAR</text:p>
          </table:table-cell>
          <table:table-cell/>
          <table:table-cell table:style-name="ce2" office:value-type="string" calcext:value-type="string">
            <text:p>se puso por defecto en todas las opciones de compilación.</text:p>
          </table:table-cell>
          <table:table-cell table:number-columns-repeated="2"/>
        </table:table-row>
      </table:table>
      <table:table table:name="Hoja2" table:style-name="ta1"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Debu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-dMONITORES</text:p>
          </table:table-cell>
          <table:table-cell office:value-type="string" calcext:value-type="string">
            <text:p>-dxMONITORE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MODOGRAFIC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-dCALIBRAR_PRONOSTICOS_TRAZOSXY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CALC_DEMANDA_NET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xCOSTOSHIDROPOSITIV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ARBOL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INFOTIPO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PORDEFECTO_NULO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xUCAMPO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dVERBOSO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/>
          <table:table-cell office:value-type="string" calcext:value-type="string">
            <text:p>-dRELEASE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-dMIPSimplex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EXPANSION_RUIDA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ITERAR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AYUDA_INDEPENDIENT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-dxGATILLOS_CAMBIOV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-dPUBLIVAR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xESTADO_HIDRO_UT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xESTADO_HIDRO_ISOPROB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REDUCCIONCOTAQ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dHOLGURA_FALL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dxPERSISTENCIA_TEXTO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-dajusteDC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dxCOMBUSTIBLES</text:p>
          </table:table-cell>
        </table:table-row>
      </table:table>
      <table:named-expressions/>
      <table:database-ranges>
        <table:database-range table:name="__Anonymous_Sheet_DB__0" table:target-range-address="Hoja1.H14:Hoja1.H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9:38:53.71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en Chaer</meta:initial-creator>
    <meta:creation-date>2016-04-22T17:22:58.271000000</meta:creation-date>
    <dc:date>2016-04-23T20:32:57.640000000</dc:date>
    <meta:editing-duration>PT3H5M45S</meta:editing-duration>
    <meta:editing-cycles>16</meta:editing-cycles>
    <meta:generator>LibreOffice/5.0.5.2$Windows_x86 LibreOffice_project/55b006a02d247b5f7215fc6ea0fde844b30035b3</meta:generator>
    <meta:document-statistic meta:table-count="2" meta:cell-count="156" meta:object-count="0"/>
  </office:meta>
</office:document-meta>
</file>